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33">
      <style:text-properties style:font-name="ArialMT" fo:font-size="12pt"/>
    </style:style>
    <style:style style:name="P9"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7"/>
    <style:style style:name="P27" style:family="paragraph" style:parent-style-name="Standard" style:list-style-name="L18"/>
    <style:style style:name="P28" style:family="paragraph" style:parent-style-name="Standard" style:list-style-name="L19"/>
    <style:style style:name="P29" style:family="paragraph" style:parent-style-name="Standard" style:list-style-name="L20"/>
    <style:style style:name="P30" style:family="paragraph" style:parent-style-name="Standard" style:list-style-name="L21"/>
    <style:style style:name="P31" style:family="paragraph" style:parent-style-name="Standard" style:list-style-name="L22"/>
    <style:style style:name="P32" style:family="paragraph" style:parent-style-name="Standard" style:list-style-name="L23"/>
    <style:style style:name="P33" style:family="paragraph" style:parent-style-name="Standard" style:list-style-name="L24"/>
    <style:style style:name="P34" style:family="paragraph" style:parent-style-name="Standard" style:list-style-name="L25"/>
    <style:style style:name="P35" style:family="paragraph" style:parent-style-name="Standard" style:list-style-name="L26"/>
    <style:style style:name="P36" style:family="paragraph" style:parent-style-name="Standard" style:list-style-name="L27"/>
    <style:style style:name="P37" style:family="paragraph" style:parent-style-name="Standard" style:list-style-name="L28"/>
    <style:style style:name="P38" style:family="paragraph" style:parent-style-name="Standard" style:list-style-name="L29"/>
    <style:style style:name="P39" style:family="paragraph" style:parent-style-name="Standard" style:list-style-name="L30"/>
    <style:style style:name="P40" style:family="paragraph" style:parent-style-name="Standard" style:list-style-name="L31"/>
    <style:style style:name="P41" style:family="paragraph" style:parent-style-name="Standard" style:list-style-name="L32"/>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8"/>
    <style:style style:name="P87" style:family="paragraph" style:parent-style-name="Standard" style:list-style-name="L79"/>
    <style:style style:name="P88" style:family="paragraph" style:parent-style-name="Standard" style:list-style-name="L80"/>
    <style:style style:name="P89" style:family="paragraph" style:parent-style-name="Standard" style:list-style-name="L81"/>
    <style:style style:name="P90" style:family="paragraph" style:parent-style-name="Standard" style:list-style-name="L82"/>
    <style:style style:name="P91" style:family="paragraph" style:parent-style-name="Standard" style:list-style-name="L83"/>
    <style:style style:name="P92" style:family="paragraph" style:parent-style-name="Standard" style:list-style-name="L84"/>
    <style:style style:name="P93" style:family="paragraph" style:parent-style-name="Standard" style:list-style-name="L85"/>
    <style:style style:name="P94" style:family="paragraph" style:parent-style-name="Standard" style:list-style-name="L86"/>
    <style:style style:name="P95" style:family="paragraph" style:parent-style-name="Standard" style:list-style-name="L87"/>
    <style:style style:name="P96" style:family="paragraph" style:parent-style-name="Standard" style:list-style-name="L88"/>
    <style:style style:name="P97" style:family="paragraph" style:parent-style-name="Standard" style:list-style-name="L89"/>
    <style:style style:name="P98" style:family="paragraph" style:parent-style-name="Standard" style:list-style-name="L90"/>
    <style:style style:name="P99" style:family="paragraph" style:parent-style-name="Standard" style:list-style-name="L91"/>
    <style:style style:name="P100" style:family="paragraph" style:parent-style-name="Standard" style:list-style-name="L92"/>
    <style:style style:name="P101" style:family="paragraph" style:parent-style-name="Standard" style:list-style-name="L93"/>
    <style:style style:name="P102" style:family="paragraph" style:parent-style-name="Standard" style:list-style-name="L94"/>
    <style:style style:name="P103" style:family="paragraph" style:parent-style-name="Standard" style:list-style-name="L95"/>
    <style:style style:name="P104" style:family="paragraph" style:parent-style-name="Standard" style:list-style-name="L96"/>
    <style:style style:name="P105" style:family="paragraph" style:parent-style-name="Standard" style:list-style-name="L97"/>
    <style:style style:name="P106" style:family="paragraph" style:parent-style-name="Standard" style:list-style-name="L98"/>
    <style:style style:name="P107" style:family="paragraph" style:parent-style-name="Standard" style:list-style-name="L99"/>
    <style:style style:name="P108" style:family="paragraph" style:parent-style-name="Standard" style:list-style-name="L100"/>
    <style:style style:name="P109" style:family="paragraph" style:parent-style-name="Standard" style:list-style-name="L101"/>
    <style:style style:name="P110" style:family="paragraph" style:parent-style-name="Standard" style:list-style-name="L102"/>
    <style:style style:name="P111" style:family="paragraph" style:parent-style-name="Standard" style:list-style-name="L103"/>
    <style:style style:name="P112" style:family="paragraph" style:parent-style-name="Standard" style:list-style-name="L104"/>
    <style:style style:name="P113" style:family="paragraph" style:parent-style-name="Standard" style:list-style-name="L105"/>
    <style:style style:name="P114" style:family="paragraph" style:parent-style-name="Standard" style:list-style-name="L106"/>
    <style:style style:name="P115" style:family="paragraph" style:parent-style-name="Standard" style:list-style-name="L107"/>
    <style:style style:name="P116" style:family="paragraph" style:parent-style-name="Standard" style:list-style-name="L108"/>
    <style:style style:name="P117" style:family="paragraph" style:parent-style-name="Standard" style:list-style-name="L109"/>
    <style:style style:name="P118" style:family="paragraph" style:parent-style-name="Standard" style:list-style-name="L110"/>
    <style:style style:name="P119" style:family="paragraph" style:parent-style-name="Standard" style:list-style-name="L111"/>
    <style:style style:name="P120" style:family="paragraph" style:parent-style-name="Standard" style:list-style-name="L112"/>
    <style:style style:name="P121" style:family="paragraph" style:parent-style-name="Standard" style:list-style-name="L113"/>
    <style:style style:name="P122" style:family="paragraph" style:parent-style-name="Standard" style:list-style-name="L114"/>
    <style:style style:name="P123" style:family="paragraph" style:parent-style-name="Standard" style:list-style-name="L115"/>
    <style:style style:name="P124" style:family="paragraph" style:parent-style-name="Standard" style:list-style-name="L117"/>
    <style:style style:name="P125" style:family="paragraph" style:parent-style-name="Standard" style:list-style-name="L116">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style:style>
    <style:style style:name="T15" style:family="text">
      <style:text-properties fo:color="#cc0000" loext:opacity="100%"/>
    </style:style>
    <style:style style:name="T16" style:family="text">
      <style:text-properties fo:color="#cc3300" fo:font-weight="bold" style:font-weight-asian="bold" style:font-weight-complex="bold"/>
    </style:style>
    <style:style style:name="T17"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5">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Version history <text:s/>(PyOTE description is at end)</text:p>
      <text:p text:style-name="Standard"/>
      <text:p text:style-name="Standard">version 4.0.8</text:p>
      <text:list xml:id="list4768257204619703662" text:style-name="L117">
        <text:list-item>
          <text:p text:style-name="P124">fixes bug (introduced by a misspelling in version 4.0.7) that kept csv files with more than four apertures from runnig.<text:line-break/></text:p>
        </text:list-item>
      </text:list>
      <text:p text:style-name="Standard">version 4.0.7</text:p>
      <text:list xml:id="list5738308599735292647" text:style-name="L1">
        <text:list-item>
          <text:p text:style-name="P10">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4531608300917702846" text:style-name="L2">
        <text:list-item>
          <text:p text:style-name="P11">minor GUI changes<text:line-break/></text:p>
        </text:list-item>
      </text:list>
      <text:p text:style-name="Standard">version 4.0.5</text:p>
      <text:list xml:id="list2799470994549269768" text:style-name="L3">
        <text:list-item>
          <text:p text:style-name="P12">if you click outside the light-curve, the closest point will be toggled (so you don't have to zoom in to select the leftmost or rightmost point in a light-curve.<text:line-break/></text:p>
        </text:list-item>
        <text:list-item>
          <text:p text:style-name="P12">When baseline statistics are calculated, they are reported as <text:span text:style-name="T17">baseline mean</text:span> and <text:span text:style-name="T17">baseline snr</text:span> (instead of just snr, which is the term we use when a drop is present).<text:line-break/></text:p>
        </text:list-item>
      </text:list>
      <text:p text:style-name="Standard">version 4.0.4</text:p>
      <text:list xml:id="list1222643563715096317" text:style-name="L4">
        <text:list-item>
          <text:p text:style-name="P13">a few GUI changes<text:line-break/></text:p>
        </text:list-item>
        <text:list-item>
          <text:p text:style-name="P13">removed the Use as secondary check box. Now if secondary curve is selected (spinner is non-zero), it will be used automatically.<text:line-break/></text:p>
        </text:list-item>
      </text:list>
      <text:p text:style-name="Standard">version 4.0.3</text:p>
      <text:list xml:id="list7024127161860172306" text:style-name="L5">
        <text:list-item>
          <text:p text:style-name="P14">implements a major GUI change: uses tabbed folders to group buttons and other controls. <text:line-break/></text:p>
        </text:list-item>
        <text:list-item>
          <text:p text:style-name="P14">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14">The 'selected curve to analyze' number and the 'curve to normalize' number are now allowed to be the same – no funny jumping around.<text:line-break/><text:line-break/><text:soft-page-break/>It is even possible to normalize a curve against itself. There may be a use case where this is useful, so I didn't lock it out.<text:line-break/></text:p>
        </text:list-item>
      </text:list>
      <text:p text:style-name="Standard">version 4.0.2</text:p>
      <text:list xml:id="list9196517104953705520" text:style-name="L6">
        <text:list-item>
          <text:p text:style-name="P15">removed a debug print statement that was inadvertently left in. It is responsible for the “mouse event” messages polluting the log file.<text:line-break/></text:p>
        </text:list-item>
      </text:list>
      <text:p text:style-name="Standard">version 4.0.1</text:p>
      <text:list xml:id="list1388575188429173544" text:style-name="L7">
        <text:list-item>
          <text:p text:style-name="P16">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3369542392178187644" text:style-name="L8">
        <text:list-item>
          <text:p text:style-name="P17">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7258270187787477796" text:style-name="L9">
        <text:list-item>
          <text:p text:style-name="P18">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1214335218348636707" text:style-name="L10">
        <text:list-item>
          <text:p text:style-name="P19">one more attempt to solve the gui sizing issue.<text:line-break/></text:p>
        </text:list-item>
        <text:list-item>
          <text:p text:style-name="P19">'sticky' settings are back but are now stored in <text:span text:style-name="T14">pyote.ini</text:span> instead of the<text:line-break/> obscure <text:span text:style-name="T14">simple-ote.ini<text:line-break/></text:span></text:p>
        </text:list-item>
      </text:list>
      <text:p text:style-name="Standard">version 3.9.7</text:p>
      <text:list xml:id="list4449941011580175636" text:style-name="L11">
        <text:list-item>
          <text:p text:style-name="P20">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text:soft-pag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5248005517587592736" text:style-name="L12">
        <text:list-item>
          <text:p text:style-name="P21">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1223451677180557961" text:style-name="L13">
        <text:list-item>
          <text:p text:style-name="P22">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7266447410321797401" text:style-name="L14">
        <text:list-item>
          <text:p text:style-name="P23">attempts to fix over-size initial gui.<text:line-break/></text:p>
        </text:list-item>
      </text:list>
      <text:p text:style-name="Standard">version 3.9.3</text:p>
      <text:list xml:id="list233602503300765575" text:style-name="L15">
        <text:list-item>
          <text:p text:style-name="P24">makes various improvements to the 'detectability' calculator to make it easier to use.<text:line-break/></text:p>
        </text:list-item>
      </text:list>
      <text:p text:style-name="Standard">version 3.9.2</text:p>
      <text:list xml:id="list2592674805112973921" text:style-name="L16">
        <text:list-item>
          <text:p text:style-name="P25">adds a 'detectability' calculator for use in pre-planning event observation.<text:line-break/></text:p>
        </text:list-item>
        <text:list-item>
          <text:p text:style-name="P25">'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6359514762093205129" text:style-name="L17">
        <text:list-item>
          <text:p text:style-name="P26">adds an snr calculation to the <text:span text:style-name="T16">Calc baseline stats</text:span> button.<text:line-break/></text:p>
        </text:list-item>
      </text:list>
      <text:p text:style-name="Standard">version 3.9.0</text:p>
      <text:list xml:id="list9204547271986082779" text:style-name="L18">
        <text:list-item>
          <text:p text:style-name="P27">restored the right-click help to the <text:span text:style-name="T16">Mark baseline region</text:span> | <text:span text:style-name="T16">Clear baseline region</text:span> | <text:span text:style-name="T16">Calc baseline mean/sigma/corr coeffs</text:span> buttons that got lost during the scrollable gui experiment.<text:line-break/></text:p>
        </text:list-item>
      </text:list>
      <text:p text:style-name="Standard">version 3.8.9</text:p>
      <text:list xml:id="list8237560089370750845" text:style-name="L19">
        <text:list-item>
          <text:p text:style-name="P28">Changed the label on the <text:span text:style-name="T16">Write csv file</text:span> button to <text:span text:style-name="T16">Save current light-curve</text:span> to more intuitively suggest what is hiding behind this button.<text:line-break/><text:soft-page-break/></text:p>
        </text:list-item>
      </text:list>
      <text:p text:style-name="Standard">version 3.8.8</text:p>
      <text:list xml:id="list7118613241832493371" text:style-name="L20">
        <text:list-item>
          <text:p text:style-name="P29">fixed a bug that sometimes kept events that contained a single point at the bottom from producing a report.<text:line-break/></text:p>
        </text:list-item>
      </text:list>
      <text:p text:style-name="Standard">version 3.8.7</text:p>
      <text:list xml:id="list2860493794545235651" text:style-name="L21">
        <text:list-item>
          <text:p text:style-name="P30">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390673926914665160" text:style-name="L22">
        <text:list-item>
          <text:p text:style-name="P31">checks for only a single light-curve in the csv file which was causing a 'list index out of range' error message<text:line-break/></text:p>
        </text:list-item>
      </text:list>
      <text:p text:style-name="Standard">version 3.8.5</text:p>
      <text:list xml:id="list2624958051291573865" text:style-name="L23">
        <text:list-item>
          <text:p text:style-name="P32">changed the way QGridLayout was referenced.<text:line-break/></text:p>
        </text:list-item>
      </text:list>
      <text:p text:style-name="Standard">version 3.8.4</text:p>
      <text:list xml:id="list7711620764029711299" text:style-name="L24">
        <text:list-item>
          <text:p text:style-name="P33">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33"/>
        </text:list-item>
      </text:list>
      <text:p text:style-name="Standard">version 3.8.3</text:p>
      <text:list xml:id="list5266410558465110638" text:style-name="L25">
        <text:list-item>
          <text:p text:style-name="P34">adds display of light-curve name (if available in the csv file) to the curve-to-be-analyzed and the normalization curve next to their selection spinners.<text:line-break/></text:p>
        </text:list-item>
      </text:list>
      <text:p text:style-name="Standard">version 3.8.2</text:p>
      <text:list xml:id="list3074840296395321677" text:style-name="L26">
        <text:list-item>
          <text:p text:style-name="P35">3.7.5 introduced a scrollable GUI for small screens. Unfortunately, that caused resizing problem for all users. The version reverts back to the original GUI design.<text:line-break/></text:p>
        </text:list-item>
        <text:list-item>
          <text:p text:style-name="P35">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3991660296559743453" text:style-name="L27">
        <text:list-item>
          <text:p text:style-name="P36">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7718588779084685811" text:style-name="L28">
        <text:list-item>
          <text:p text:style-name="P37">adds a tutorial button to supply a quick-start for new or infrequent users.<text:line-break/></text:p>
        </text:list-item>
      </text:list>
      <text:p text:style-name="Standard">version 3.7.9</text:p>
      <text:list xml:id="list1330375435950346090" text:style-name="L29">
        <text:list-item>
          <text:p text:style-name="P38">adds a tool that allows a user to manually specify which baseline points to use for the calculation of B (baseline mean) baseline noise (sigmaB) and noise correlation <text:soft-page-break/>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3">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8033979227540391872" text:style-name="L30">
        <text:list-item>
          <text:p text:style-name="P39">added visible left, top, and bottom axes to main plot (with ticks to make easier to associate timestamp with point).<text:line-break/></text:p>
        </text:list-item>
      </text:list>
      <text:p text:style-name="Standard">version 3.7.7</text:p>
      <text:list xml:id="list7568360939408686906" text:style-name="L31">
        <text:list-item>
          <text:p text:style-name="P40">if timestamps are available in the csv file, they are used as x axis labels in the main plot.<text:line-break/></text:p>
        </text:list-item>
      </text:list>
      <text:p text:style-name="Standard">version 3.7.6</text:p>
      <text:list xml:id="list8809977002675686317" text:style-name="L32">
        <text:list-item>
          <text:p text:style-name="P41">changed the way QMainWindow and Qapplication were referenced to accommodate the latest Anaconda version, which has reorganized where those modules are stored. </text:p>
          <text:p text:style-name="P41">This was causing a fatal startup error.<text:line-break/> </text:p>
        </text:list-item>
      </text:list>
      <text:p text:style-name="Standard">version 3.7.5</text:p>
      <text:list xml:id="list4871347830472852607" text:style-name="L33">
        <text:list-item>
          <text:p text:style-name="P8">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8">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6521056888989638193" text:style-name="L34">
        <text:list-item>
          <text:p text:style-name="P42">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2917170542745603024" text:style-name="L35">
        <text:list-item>
          <text:p text:style-name="P43"><text:soft-page-break/>adds code line needed by any Mac users that are running Big Sur<text:line-break/></text:p>
        </text:list-item>
      </text:list>
      <text:p text:style-name="Standard">version 3.7.2</text:p>
      <text:list xml:id="list3236937136994082691" text:style-name="L36">
        <text:list-item>
          <text:p text:style-name="P44">fixes bug that caused all analysis attempts to 'stall'</text:p>
        </text:list-item>
      </text:list>
      <text:p text:style-name="Standard"/>
      <text:p text:style-name="Standard">version 3.7.1</text:p>
      <text:list xml:id="list327877460726552852" text:style-name="L37">
        <text:list-item>
          <text:p text:style-name="P45">fixed a bug in the r limb angle entry<text:line-break/></text:p>
        </text:list-item>
      </text:list>
      <text:p text:style-name="Standard">version 3.7.0</text:p>
      <text:list xml:id="list619813752031823388" text:style-name="L38">
        <text:list-item>
          <text:p text:style-name="P46">adds right-click help to ast speed label giving the equation to use if asteroid speed is not available but asteroid diameter and maximum duration are specified<text:line-break/></text:p>
        </text:list-item>
        <text:list-item>
          <text:p text:style-name="P46">adds suggestion to right-click help on penumbral fit checkbox for how to find the penumbral curve csv file that is provided for practice purposes.<text:line-break/></text:p>
        </text:list-item>
      </text:list>
      <text:p text:style-name="Standard">version 3.6.8</text:p>
      <text:list xml:id="list8972014990881781417" text:style-name="L39">
        <text:list-item>
          <text:p text:style-name="P47">adds modeling of off centerline observations to lightcurve calibration curve generation<text:line-break/></text:p>
        </text:list-item>
      </text:list>
      <text:p text:style-name="Standard">version 3.6.7</text:p>
      <text:list xml:id="list548622174629438843" text:style-name="L40">
        <text:list-item>
          <text:p text:style-name="P48">clarified the location of the Enable Manual Timestamp Entry checkbox in the pop-up message appears when there are no timestamps in the csv file.<text:line-break/></text:p>
        </text:list-item>
      </text:list>
      <text:p text:style-name="Standard">version 3.6.6</text:p>
      <text:list xml:id="list836682328157858791" text:style-name="L41">
        <text:list-item>
          <text:p text:style-name="P49">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3008161803641536157" text:style-name="L42">
        <text:list-item>
          <text:p text:style-name="P50">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5507185397177000469" text:style-name="L43">
        <text:list-item>
          <text:p text:style-name="P51">version 3.6.2 would open .xlsx Report file on Mac, but not Windows. This version attempts to fix that (Windows needs a different command to open a file).<text:line-break/></text:p>
        </text:list-item>
      </text:list>
      <text:p text:style-name="Standard">version 3.6.2</text:p>
      <text:list xml:id="list7745535079898420090" text:style-name="L44">
        <text:list-item>
          <text:p text:style-name="P52">In Excel report:<text:line-break/><text:line-break/>… at end of filling, I call the OS to open the file. Requires correct association of .xlsx file type with Excel or LibreOffice, or whatever you use to examine spreadsheets<text:line-break/><text:soft-pag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3597532480526831468" text:style-name="L45">
        <text:list-item>
          <text:p text:style-name="P53">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5">… fill Excel report </text:span>button<text:line-break/></text:p>
        </text:list-item>
      </text:list>
      <text:p text:style-name="Standard">version 3.6.0</text:p>
      <text:list xml:id="list1162153473832695033" text:style-name="L46">
        <text:list-item>
          <text:p text:style-name="P54"><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5">...</text:span><text:line-break/><text:line-break/><text:span text:style-name="T15">…</text:span> <text:span text:style-name="T15">MUST BE CONVERTED to .xlsx for use by PyOTE!<text:line-break/></text:span></text:p>
          <text:p text:style-name="P54"><text:span text:style-name="T15">…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5">NOTE: you must still open the spreadsheet and enter the exposure setting used for your camera; it was not possible to do this from PyOTE.</text:span><text:line-break/><text:line-break/>After filling in the exposure setting in the spreadsheet, double check the form but <text:soft-page-break/>it is likely that it is ready for submission.</text:p>
        </text:list-item>
      </text:list>
      <text:p text:style-name="Standard"/>
      <text:p text:style-name="Standard">version 3.5.9</text:p>
      <text:list xml:id="list7360968170126162368" text:style-name="L47">
        <text:list-item>
          <text:p text:style-name="P55">fixed another bug in penumbral curve fit and removed diagnostic printouts.<text:line-break/></text:p>
        </text:list-item>
      </text:list>
      <text:p text:style-name="Standard">version 3.5.8</text:p>
      <text:list xml:id="list1383769918775725539" text:style-name="L48">
        <text:list-item>
          <text:p text:style-name="P56">fixed a number of bugs in the penumbral curve fit code<text:line-break/></text:p>
        </text:list-item>
      </text:list>
      <text:p text:style-name="Standard">version 3.5.7</text:p>
      <text:list xml:id="list2206823540631306914" text:style-name="L49">
        <text:list-item>
          <text:p text:style-name="P57">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1273603053726466519" text:style-name="L50">
        <text:list-item>
          <text:p text:style-name="P58">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7114012225744962947" text:style-name="L51">
        <text:list-item>
          <text:p text:style-name="P59">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9078840685582536401" text:style-name="L52">
        <text:list-item>
          <text:p text:style-name="P60">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8326428772011228558" text:style-name="L53">
        <text:list-item>
          <text:p text:style-name="P61">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5628742110147254354" text:style-name="L54">
        <text:list-item>
          <text:p text:style-name="P62">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ext:soft-page-break/>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4212747295587315021" text:style-name="L55">
        <text:list-item>
          <text:p text:style-name="P63">Added additional references to the North American Excel Spreadsheet report in the new section of the final report that bangs on about the start-of-exposure timing convention.<text:line-break/></text:p>
        </text:list-item>
      </text:list>
      <text:p text:style-name="Standard">version 3.5.0</text:p>
      <text:list xml:id="list5874984809539339649" text:style-name="L56">
        <text:list-item>
          <text:p text:style-name="P64">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64">NEW: when 'trims' have been placed, a 'write csv' process will honor those values and produce a 'trimmed' output file.<text:line-break/></text:p>
        </text:list-item>
        <text:list-item>
          <text:p text:style-name="P64">NEW: when a light curve has been 'normalized', the changed values are written to the data table where, once again, a 'write csv' process will capture the results.<text:line-break/></text:p>
        </text:list-item>
        <text:list-item>
          <text:p text:style-name="P64">Added additional reminders that the start-of-exposure timestamp/timing convention is employed.</text:p>
        </text:list-item>
      </text:list>
      <text:p text:style-name="Standard"/>
      <text:p text:style-name="Standard">version 3.4.9</text:p>
      <text:list xml:id="list2213572121443806620" text:style-name="L57">
        <text:list-item>
          <text:p text:style-name="P65">Added some explanatory language to the “Excel report” section regarding the proper interpretation of the 'false positive probability' number.<text:line-break/></text:p>
        </text:list-item>
      </text:list>
      <text:p text:style-name="Standard">version 3.4.8</text:p>
      <text:list xml:id="list6973980850391216559" text:style-name="L58">
        <text:list-item>
          <text:p text:style-name="P66">This version deals more realistically with high magDrop lightcurves by defining a 'limiting magDrop' as: <text:line-break/><text:line-break/><text:tab/>limMagDrop = 2.5 * log10( B / std(A) ) <text:line-break/><text:line-break/><text:tab/>std(A) is the noise level of A.</text:p>
          <text:p text:style-name="P66"><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soft-pag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6163665304349638278" text:style-name="L59">
        <text:list-item>
          <text:p text:style-name="P67">Automatically loads the correct version of Adv2<text:line-break/></text:p>
        </text:list-item>
      </text:list>
      <text:p text:style-name="Standard">version 3.4.6</text:p>
      <text:list xml:id="list5754176521549822467" text:style-name="L60">
        <text:list-item>
          <text:p text:style-name="P68">Adds AAV Version 2 file as a type that can be read (important when Do OCR check is enabled)</text:p>
        </text:list-item>
      </text:list>
      <text:p text:style-name="Standard"/>
      <text:p text:style-name="Standard">version 3.4.5</text:p>
      <text:list xml:id="list5925451474870871440" text:style-name="L61">
        <text:list-item>
          <text:p text:style-name="P69">Fixes block integration which was failing when more than 4 lightcurves were being processed.<text:line-break/></text:p>
        </text:list-item>
        <text:list-item>
          <text:p text:style-name="P69">Made use diff and Do OCR checkboxes sticky.<text:line-break/></text:p>
        </text:list-item>
      </text:list>
      <text:p text:style-name="Standard">version 3.4.4</text:p>
      <text:list xml:id="list3261066799048782031" text:style-name="L62">
        <text:list-item>
          <text:p text:style-name="P70">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4940557106750200747" text:style-name="L63">
        <text:list-item>
          <text:p text:style-name="P71">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1392925480323771619" text:style-name="L64">
        <text:list-item>
          <text:p text:style-name="P72">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text:soft-page-break/>unsightly fat lines --- now there's a choice.<text:line-break/></text:p>
        </text:list-item>
      </text:list>
      <text:p text:style-name="Standard">version 3.4.1</text:p>
      <text:list xml:id="list2719255756776871328" text:style-name="L65">
        <text:list-item>
          <text:p text:style-name="P73">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73">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73">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7824589830428236913" text:style-name="L66">
        <text:list-item>
          <text:p text:style-name="P74">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8244272250886235720" text:style-name="L67">
        <text:list-item>
          <text:p text:style-name="P75">Automatically installs cv2 if not already present. <text:s/>This package is needed for the new frame view feature.<text:line-break/></text:p>
        </text:list-item>
      </text:list>
      <text:p text:style-name="Standard">version 3.3.8</text:p>
      <text:list xml:id="list7182061074042531198" text:style-name="L68">
        <text:list-item>
          <text:p text:style-name="P76">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3872236968460053836" text:style-name="L69">
        <text:list-item>
          <text:p text:style-name="P77">A new button (View frame) with an associated spinner for entry of a frame number has been added:</text:p>
          <text:p text:style-name="P77"><text:soft-page-break/></text:p>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3917372350917904856" text:style-name="L70">
        <text:list-item>
          <text:p text:style-name="P78">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3362943792457434307" text:style-name="L71">
        <text:list-item>
          <text:p text:style-name="P79">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6929039876242251900" text:style-name="L72">
        <text:list-item>
          <text:p text:style-name="P80">Adds a false-positive probability calculation and printout in the final report. <text:s/>This <text:soft-page-break/>number is the fraction of 'false drops' found during the 50,000 tests that are greater than or equal to the drop value extracted from the actual observation.<text:line-break/></text:p>
        </text:list-item>
      </text:list>
      <text:p text:style-name="Standard">version 3.3.1:</text:p>
      <text:list xml:id="list3394329619431446213" text:style-name="L73">
        <text:list-item>
          <text:p text:style-name="P81">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4648696138057118407" text:style-name="L74">
        <text:list-item>
          <text:p text:style-name="P82">Changed main plot so that the scroll wheel only zooms the x axis.</text:p>
        </text:list-item>
        <text:list-item>
          <text:p text:style-name="P82">Changed lightcurve plot so that it conforms properly to 'start-of-exposure'.<text:line-break/></text:p>
        </text:list-item>
      </text:list>
      <text:p text:style-name="Standard">version 3.2.8</text:p>
      <text:list xml:id="list2695693160683867452" text:style-name="L75">
        <text:list-item>
          <text:p text:style-name="P83">Changed font size in help files --- it was fine for Mac but too big for Win10<text:line-break/></text:p>
        </text:list-item>
      </text:list>
      <text:p text:style-name="Standard">version 3.2.7</text:p>
      <text:list xml:id="list6751107764936485622" text:style-name="L76">
        <text:list-item>
          <text:p text:style-name="P84">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6919479212539412833" text:style-name="L77">
        <text:list-item>
          <text:p text:style-name="P85">This is a 'cosmetic' release --- there should be NO detectable differences from version 3.2.5 in terms of functionality.</text:p>
        </text:list-item>
        <text:list-item>
          <text:p text:style-name="P85">All python files were brought into compliance with PEP 8 coding standards. <text:s/>Only I care about that.</text:p>
        </text:list-item>
        <text:list-item>
          <text:p text:style-name="P85">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85">All this 'cosmetic' work is in preparation for working on PyOTE issues again.<text:line-break/> </text:p>
        </text:list-item>
      </text:list>
      <text:p text:style-name="Standard">version 3.2.5</text:p>
      <text:list xml:id="list2617164025851244903" text:style-name="L78">
        <text:list-item>
          <text:p text:style-name="P86">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7472657447530335200" text:style-name="L79">
        <text:list-item>
          <text:p text:style-name="P87"><text:soft-page-break/>Modified the test for newer version to accommodate the different strings returned by pip 18.1 and pip 19.0+</text:p>
        </text:list-item>
        <text:list-item>
          <text:p text:style-name="P87">Added ability to invoke PyOTE from PyMovie with an externally supplied csv file that is automatically opened.<text:line-break/></text:p>
        </text:list-item>
      </text:list>
      <text:p text:style-name="Standard">version 3.2.3</text:p>
      <text:list xml:id="list3558061081435497274" text:style-name="L80">
        <text:list-item>
          <text:p text:style-name="P88">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88">Added support for the PyMovie csv format<text:line-break/></text:p>
        </text:list-item>
      </text:list>
      <text:p text:style-name="Standard">version 3.2.1</text:p>
      <text:list xml:id="list9086306889537646132" text:style-name="L81">
        <text:list-item>
          <text:p text:style-name="P89">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3620935761261259213" text:style-name="L82">
        <text:list-item>
          <text:p text:style-name="P90">Changed GUI to better align text on min max edit boxes to avoid confusion.<text:line-break/></text:p>
        </text:list-item>
      </text:list>
      <text:p text:style-name="Standard">version 3.1.9</text:p>
      <text:list xml:id="list7270285530042052360" text:style-name="L83">
        <text:list-item>
          <text:p text:style-name="P91">Fixed a bug in the test for a min/max solution search being constrained by a too large min value.<text:line-break/></text:p>
        </text:list-item>
      </text:list>
      <text:p text:style-name="Standard">version 3.1.8</text:p>
      <text:list xml:id="list8313234781133148485" text:style-name="L84">
        <text:list-item>
          <text:p text:style-name="P92">version 3.1.7 was released without an updated version history. <text:s/>Here is what was changed in 3.1.7:<text:line-break/></text:p>
        </text:list-item>
        <text:list-item>
          <text:p text:style-name="P92">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soft-page-break/></text:p>
        </text:list-item>
      </text:list>
      <text:p text:style-name="Standard">version 3.1.6:</text:p>
      <text:list xml:id="list2683237274139851689" text:style-name="L85">
        <text:list-item>
          <text:p text:style-name="P93">Values entered in the Manual Timestamp Entry dialog box are now 'sticky', thus making corrections easy to do without requiring re-entry of all data. </text:p>
          <text:p text:style-name="P93"><text:line-break/>Also trapped is the case where a user has entered a custom frame time but failed to click the radio button indicating that it is to be used.<text:line-break/></text:p>
        </text:list-item>
      </text:list>
      <text:p text:style-name="Standard">version 3.1.5:</text:p>
      <text:list xml:id="list6233823254690268115" text:style-name="L86">
        <text:list-item>
          <text:p text:style-name="P94">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7547318495774218244" text:style-name="L87">
        <text:list-item>
          <text:p text:style-name="P95">Fixed error in new dropped reading detection logic when light curve was processed in field mode.<text:line-break/></text:p>
        </text:list-item>
        <text:list-item>
          <text:p text:style-name="P95">Cleaned up some language in tooltips.<text:line-break/></text:p>
        </text:list-item>
      </text:list>
      <text:p text:style-name="Standard">version 3.1.3:</text:p>
      <text:list xml:id="list3363921515804724318" text:style-name="L88">
        <text:list-item>
          <text:p text:style-name="P96">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96">Eliminated the 'entry num' column in the data matrix at the lower left of the GUI. The 'entry num' is unused and a possible source of confusion with the frame or field number for the unwary.<text:line-break/></text:p>
        </text:list-item>
        <text:list-item>
          <text:p text:style-name="P96">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8533539665913690901" text:style-name="L89">
        <text:list-item>
          <text:p text:style-name="P97">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text:soft-page-break/>made. <text:s/>It is possible to use a 'custom' frame time if your camera differs from either of those standards.<text:line-break/></text:p>
        </text:list-item>
      </text:list>
      <text:p text:style-name="Standard">version 3.1.1:</text:p>
      <text:list xml:id="list1473783948764657137" text:style-name="L90">
        <text:list-item>
          <text:p text:style-name="P98">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98">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98">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7550294516251225850" text:style-name="L91">
        <text:list-item>
          <text:p text:style-name="P99">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4595056006471907015" text:style-name="L92">
        <text:list-item>
          <text:p text:style-name="P100">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986430498057955211" text:style-name="L93">
        <text:list-item>
          <text:p text:style-name="P101">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2413487470458022704" text:style-name="L94">
        <text:list-item>
          <text:p text:style-name="P102">No code changes. <text:s/>This version is the same as 2.1.6 except that it is built on python 3.7. <text:s/>The previous versions used python 3.6. <text:s/>This allows new users to install the latest Anaconda3 version (which installs python 3.7) without fiddling <text:soft-page-break/>with archived Anaconda3 versions.<text:line-break/></text:p>
        </text:list-item>
      </text:list>
      <text:p text:style-name="Standard">version 2.1.6:</text:p>
      <text:list xml:id="list8206130524927983175" text:style-name="L95">
        <text:list-item>
          <text:p text:style-name="P103">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2607813891521272275" text:style-name="L96">
        <text:list-item>
          <text:p text:style-name="P104">Disable the Accept integration button when user overrides an automatic block analysis with a manual block selection followed by a click on the Block integrate button.<text:line-break/></text:p>
        </text:list-item>
      </text:list>
      <text:p text:style-name="Standard">version 2.1.4:</text:p>
      <text:list xml:id="list3438652625351449275" text:style-name="L97">
        <text:list-item>
          <text:p text:style-name="P105">Corrected a bug that kept manual selection of block integration from being performed after a refusal to accept the automatic block analysis results.<text:line-break/></text:p>
        </text:list-item>
      </text:list>
      <text:p text:style-name="Standard">version 2.1.3:</text:p>
      <text:list xml:id="list4558439991088086583" text:style-name="L98">
        <text:list-item>
          <text:p text:style-name="P106">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6897378054686123355" text:style-name="L99">
        <text:list-item>
          <text:p text:style-name="P107">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8176561863788356737" text:style-name="L100">
        <text:list-item>
          <text:p text:style-name="P108">Added progress bar tracking of block integration analysis because it can take an extended amount of time to complete the analysis when the light curve has many points.<text:line-break/></text:p>
        </text:list-item>
      </text:list>
      <text:p text:style-name="Standard">version 2.1.0</text:p>
      <text:list xml:id="list1940346108931680288" text:style-name="L101">
        <text:list-item>
          <text:p text:style-name="P109">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1787081254872179117" text:style-name="L102">
        <text:list-item>
          <text:p text:style-name="P110">Made the selection of Tooltip display 'sticky'</text:p>
        </text:list-item>
        <text:list-item>
          <text:p text:style-name="P110">Duration calculation when D and R span midnight now handled correctly</text:p>
        </text:list-item>
      </text:list>
      <text:p text:style-name="Standard"/>
      <text:p text:style-name="Standard">version 2.0.8</text:p>
      <text:list xml:id="list6674543227323204846" text:style-name="L103">
        <text:list-item>
          <text:p text:style-name="P111">toolTips changed to invoke and display in a custom dialog box that can be moved and resized to better accommodate legacy displays</text:p>
        </text:list-item>
        <text:list-item>
          <text:p text:style-name="P111">Calc flash timing calculation fixed to properly deal with the non-integer frame numbers that can result from field processed csv files</text:p>
        </text:list-item>
        <text:list-item>
          <text:p text:style-name="P111"><text:soft-page-break/>Flash timing has been verified to work with integrated light curves</text:p>
        </text:list-item>
        <text:list-item>
          <text:p text:style-name="P111">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1395650180745253363" text:style-name="L104">
        <text:list-item>
          <text:p text:style-name="P112">Adds a button to calculate the edge position of an LED timing flash.</text:p>
        </text:list-item>
        <text:list-item>
          <text:p text:style-name="P112">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12">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12">Adds a checkbox to force manual entry of timestamp info. <text:s/>This is useful when OCR on a VTI timed light curve has catastrophic errors. <text:s/>It is always employed when using LED flash timing.</text:p>
        </text:list-item>
      </text:list>
      <text:list xml:id="list761309953783634794" text:style-name="L105">
        <text:list-item>
          <text:p text:style-name="P113">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8203770780583925350" text:style-name="L106">
        <text:list-item>
          <text:p text:style-name="P114">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8560234260696236187" text:style-name="L107">
        <text:list-item>
          <text:p text:style-name="P115">files generated by pyote now contain PYOTE in the filename.<text:line-break/></text:p>
        </text:list-item>
        <text:list-item>
          <text:p text:style-name="P115">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9190852275305663326" text:style-name="L108">
        <text:list-item>
          <text:p text:style-name="P116">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287896297898514637" text:style-name="L109">
        <text:list-item>
          <text:p text:style-name="P117"><text:soft-page-break/>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3947515076861727129" text:style-name="L110">
        <text:list-item>
          <text:p text:style-name="P118">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3006742805220614764" text:style-name="L111">
        <text:list-item>
          <text:p text:style-name="P119">improved handling of D and R region selection so that one cannot enter an invalid configuration --- automatic corrections/changes are applied.<text:line-break/></text:p>
        </text:list-item>
        <text:list-item>
          <text:p text:style-name="P119">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19">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3083209204868034782" text:style-name="L112">
        <text:list-item>
          <text:p text:style-name="P120">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7515390953476578441" text:style-name="L113">
        <text:list-item>
          <text:p text:style-name="P121">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21">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4944544388024459784" text:style-name="L114">
        <text:list-item>
          <text:p text:style-name="P122">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5505997381451859191" text:style-name="L115">
        <text:list-item>
          <text:p text:style-name="P123"><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23">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23">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23">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6207223322344883938" text:style-name="L116">
        <text:list-item>
          <text:p text:style-name="P125">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11-21T19:44:39</dc:date>
    <meta:editing-cycles>152</meta:editing-cycles>
    <meta:editing-duration>P1DT38M57S</meta:editing-duration>
    <dc:creator>Robert Anderson</dc:creator>
    <meta:document-statistic meta:table-count="0" meta:image-count="3" meta:object-count="0" meta:page-count="21" meta:paragraph-count="302" meta:word-count="8204" meta:character-count="47841"/>
    <meta:template xlink:type="simple" xlink:actuate="onRequest" xlink:title="" xlink:href="Normal"/>
  </office:meta>
</office:document-meta>
</file>